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cm"/>
    </style:style>
    <style:style style:name="co2" style:family="table-column">
      <style:table-column-properties fo:break-before="auto" style:column-width="9.174cm"/>
    </style:style>
    <style:style style:name="co3" style:family="table-column">
      <style:table-column-properties fo:break-before="auto" style:column-width="7.121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fce4d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4b084" style:diagonal-bl-tr="none" style:diagonal-tl-br="none" fo:border="0.035cm solid #000000" style:rotation-align="none"/>
    </style:style>
    <style:style style:name="ce4" style:family="table-cell" style:parent-style-name="Hyperlink" style:data-style-name="N8000">
      <style:table-cell-properties fo:background-color="#f4b084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est case id:</text:p>
          </table:table-cell>
          <table:table-cell table:style-name="ce1" office:value-type="string">
            <text:p>1.1.</text:p>
          </table:table-cell>
          <table:table-cell table:style-name="ce1" office:value-type="string">
            <text:p>Date of design: 14.08.2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itle:</text:p>
          </table:table-cell>
          <table:table-cell table:style-name="ce1" office:value-type="string">
            <text:p>Check "size menu" <text:s/>functionality</text:p>
          </table:table-cell>
          <table:table-cell table:style-name="ce1" office:value-type="string">
            <text:p>Tester: <text:s/>Wojciech Żero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Priority:</text:p>
          </table:table-cell>
          <table:table-cell table:style-name="ce1" office:value-type="string">
            <text:p>Automation</text:p>
          </table:table-cell>
          <table:table-cell table:style-name="ce1" office:value-type="string">
            <text:p>Date of execution: 14.08.2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est enviromnet:</text:p>
          </table:table-cell>
          <table:table-cell table:style-name="ce1" office:value-type="string">
            <text:p><text:s/>- os win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<text:s/>- chrome browser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Test data:</text:p>
          </table:table-cell>
          <table:table-cell table:style-name="ce3"/>
          <table:table-cell table:style-name="ce1"/>
          <table:table-cell table:number-columns-repeated="1021"/>
        </table:table-row>
        <table:table-row table:style-name="ro2">
          <table:table-cell table:style-name="ce1"/>
          <table:table-cell table:style-name="ce4" office:value-type="string">
            <text:p><text:a xlink:href="https://react-shopping-cart-67954.firebaseapp.com/">https://react-shopping-cart-67954.firebaseapp.com/</text:a>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Testing steps:</text:p>
          </table:table-cell>
          <table:table-cell table:style-name="ce2"/>
          <table:table-cell table:style-name="ce5" office:value-type="string">
            <text:p>expected result/result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Visit given url.</text:p>
          </table:table-cell>
          <table:table-cell table:style-name="ce5" office:value-type="string">
            <text:p>url equals given url/pass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In the "Size:" element press element "XS".</text:p>
          </table:table-cell>
          <table:table-cell table:style-name="ce5" office:value-type="string">
            <text:p>element is selected/pass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In the "Size:" element press element "XS" again.</text:p>
          </table:table-cell>
          <table:table-cell table:style-name="ce5" office:value-type="string">
            <text:p>element is unselect/pass</text:p>
          </table:table-cell>
          <table:table-cell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In the "Size:" element press element "S".</text:p>
          </table:table-cell>
          <table:table-cell table:style-name="ce5" office:value-type="string">
            <text:p>element is selected/pass</text:p>
          </table:table-cell>
          <table:table-cell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In the "Size:" element press element "S" again.</text:p>
          </table:table-cell>
          <table:table-cell table:style-name="ce5" office:value-type="string">
            <text:p>element is unselect/pass</text:p>
          </table:table-cell>
          <table:table-cell table:number-columns-repeated="102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In the "Size:" element press element "M".</text:p>
          </table:table-cell>
          <table:table-cell table:style-name="ce5" office:value-type="string">
            <text:p>element is selected/pass</text:p>
          </table:table-cell>
          <table:table-cell table:number-columns-repeated="102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n the "Size:" element press element "M again.</text:p>
          </table:table-cell>
          <table:table-cell table:style-name="ce5" office:value-type="string">
            <text:p>element is unselect/pass</text:p>
          </table:table-cell>
          <table:table-cell table:number-columns-repeated="102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n the "Size:" element press element "L".</text:p>
          </table:table-cell>
          <table:table-cell table:style-name="ce5" office:value-type="string">
            <text:p>element is selected/pass</text:p>
          </table:table-cell>
          <table:table-cell table:number-columns-repeated="102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n the "Size:" element press element "L" again.</text:p>
          </table:table-cell>
          <table:table-cell table:style-name="ce5" office:value-type="string">
            <text:p>element is unselect/pass</text:p>
          </table:table-cell>
          <table:table-cell table:number-columns-repeated="102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n the "Size:" element press element "XL".</text:p>
          </table:table-cell>
          <table:table-cell table:style-name="ce5" office:value-type="string">
            <text:p>element is selected/pass</text:p>
          </table:table-cell>
          <table:table-cell table:number-columns-repeated="102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n the "Size:" element press element "XL" again.</text:p>
          </table:table-cell>
          <table:table-cell table:style-name="ce5" office:value-type="string">
            <text:p>element is unselect/pass</text:p>
          </table:table-cell>
          <table:table-cell table:number-columns-repeated="102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n the "Size:" element press element "XXL".</text:p>
          </table:table-cell>
          <table:table-cell table:style-name="ce5" office:value-type="string">
            <text:p>element is selected/pass</text:p>
          </table:table-cell>
          <table:table-cell table:number-columns-repeated="102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In the "Size:" element press element "XXL" again.</text:p>
          </table:table-cell>
          <table:table-cell table:style-name="ce5" office:value-type="string">
            <text:p>element is unselect/pass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8:18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18:18:24.09</dc:date>
    <dc:creator>Wojciech Adam</dc:creator>
    <meta:document-statistic meta:table-count="1" meta:cell-count="55" meta:object-count="0"/>
    <meta:generator>OpenOffice/4.1.13$Win32 OpenOffice.org_project/4113m1$Build-9810</meta:generator>
  </office:meta>
</office:document-meta>
</file>